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1a5ec8" officeooo:paragraph-rsid="001a5ec8" style:font-size-asian="16pt" style:font-size-complex="16pt"/>
    </style:style>
    <style:style style:name="P2" style:family="paragraph" style:parent-style-name="Standard">
      <style:paragraph-properties fo:text-align="start" style:justify-single-word="false"/>
      <style:text-properties fo:font-size="14pt" style:text-underline-style="none" officeooo:rsid="001bf69e" officeooo:paragraph-rsid="001bf69e" style:font-size-asian="12.25pt" style:font-size-complex="14pt"/>
    </style:style>
    <style:style style:name="P3" style:family="paragraph" style:parent-style-name="Standard">
      <style:paragraph-properties fo:text-align="start" style:justify-single-word="false"/>
      <style:text-properties fo:font-size="14pt" style:text-underline-style="none" officeooo:rsid="001a5ec8" officeooo:paragraph-rsid="001a5ec8" style:font-size-asian="12.25pt" style:font-size-complex="14pt"/>
    </style:style>
    <style:style style:name="P4" style:family="paragraph" style:parent-style-name="Standard" style:list-style-name="L1">
      <style:paragraph-properties fo:text-align="start" style:justify-single-word="false"/>
      <style:text-properties fo:font-size="14pt" style:text-underline-style="none" officeooo:rsid="001a5ec8" officeooo:paragraph-rsid="001a5ec8" style:font-size-asian="12.25pt" style:font-size-complex="14pt"/>
    </style:style>
    <style:style style:name="P5" style:family="paragraph" style:parent-style-name="Standard" style:list-style-name="L1">
      <style:paragraph-properties fo:text-align="start" style:justify-single-word="false"/>
      <style:text-properties fo:font-size="14pt" style:text-underline-style="none" officeooo:rsid="001a5ec8" officeooo:paragraph-rsid="001b8938" style:font-size-asian="12.25pt" style:font-size-complex="14pt"/>
    </style:style>
    <style:style style:name="P6" style:family="paragraph" style:parent-style-name="Standard" style:list-style-name="L1">
      <style:paragraph-properties fo:text-align="start" style:justify-single-word="false"/>
      <style:text-properties fo:font-size="14pt" style:text-underline-style="none" officeooo:rsid="001b8938" officeooo:paragraph-rsid="001b8938"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b8938" officeooo:paragraph-rsid="001b8938" style:font-size-asian="12.25pt" style:font-size-complex="14pt"/>
    </style:style>
    <style:style style:name="P8" style:family="paragraph" style:parent-style-name="Standard" style:list-style-name="L2">
      <style:paragraph-properties fo:text-align="start" style:justify-single-word="false"/>
      <style:text-properties fo:font-size="14pt" style:text-underline-style="none" officeooo:rsid="001e6973" officeooo:paragraph-rsid="001e6973" style:font-size-asian="12.25pt" style:font-size-complex="14pt"/>
    </style:style>
    <style:style style:name="P9" style:family="paragraph" style:parent-style-name="Standard">
      <style:paragraph-properties fo:text-align="start" style:justify-single-word="false"/>
      <style:text-properties fo:font-size="14pt" style:text-underline-style="none" officeooo:rsid="001ca613" officeooo:paragraph-rsid="001ca613" style:font-size-asian="12.25pt" style:font-size-complex="14pt"/>
    </style:style>
    <style:style style:name="P10" style:family="paragraph" style:parent-style-name="Standard" style:list-style-name="L3">
      <style:paragraph-properties fo:text-align="start" style:justify-single-word="false"/>
      <style:text-properties fo:font-size="14pt" style:text-underline-style="none" officeooo:rsid="001ec89a" officeooo:paragraph-rsid="001ec89a" style:font-size-asian="12.25pt" style:font-size-complex="14pt"/>
    </style:style>
    <style:style style:name="T1" style:family="text">
      <style:text-properties officeooo:rsid="001ca613"/>
    </style:style>
    <style:style style:name="T2" style:family="text">
      <style:text-properties officeooo:rsid="001b8938"/>
    </style:style>
    <style:style style:name="T3" style:family="text">
      <style:text-properties officeooo:rsid="002011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erse Horror – Narrative Outline</text:p>
      <text:p text:style-name="P1"/>
      <text:p text:style-name="P2">Overview- </text:p>
      <text:p text:style-name="P2">The game follows the perspective of a monster who struggles with an internal conflict between their nature as a monster who causes fear and their desire to be something different and kinder. This is presented via a kind of split personality, with two distinct voices arguing and encouraging the monster (and therefore the player) to take actions to either cause fear or calm. The player is placed in the role of this monster after infiltrating a suburban family home with the initial goal to scare the child who lives there. Over the course of the gameplay they will interact with the environment to either scare the child, living up to their monstrous nature, or help the child calm down and get to sleep, turning their back on their nature. If the player decides to give in to the monsters nature they will receive the “evil” ending, <text:span text:style-name="T1">taking on a more monstrous form and escaping the home to cause terror to more families. However, if the player helps the child sleep they will receive the “good” ending, taking on a still scary but almost angelic form and returning to the item they initially hid in to continue protecting the child from fear. </text:span></text:p>
      <text:p text:style-name="P3"/>
      <text:p text:style-name="P3">Intro Cutscene-</text:p>
      <text:list text:style-name="L1">
        <text:list-item>
          <text:p text:style-name="P4">Starts in suburban home</text:p>
        </text:list-item>
        <text:list-item>
          <text:p text:style-name="P4">It is late and a parent is putting their child to bed</text:p>
        </text:list-item>
        <text:list-item>
          <text:p text:style-name="P4">Child is scared of an “item”</text:p>
        </text:list-item>
        <text:list-item>
          <text:p text:style-name="P4">Parent reassures the child and promises there is nothing wrong with the item but at the child’s insistence hides the item in a closet outside the child’s room</text:p>
        </text:list-item>
        <text:list-item>
          <text:p text:style-name="P4">The camera moves to inside the item where a monster is suspended in a womb like space</text:p>
        </text:list-item>
        <text:list-item>
          <text:p text:style-name="P5">The monster begins to wax poetic about the struggles between their nature and what they want to be, <text:span text:style-name="T2">that even just their presence trapped in the item brings such fear to an innocent child</text:span></text:p>
        </text:list-item>
        <text:list-item>
          <text:p text:style-name="P6">A darker version of the monster’s voice answers itself, telling them they have a role to fill and a task to complete, the child must be scared</text:p>
        </text:list-item>
        <text:list-item>
          <text:p text:style-name="P6">The monster exits the womb space standing in the hallway facing the child’s room</text:p>
        </text:list-item>
        <text:list-item>
          <text:p text:style-name="P6">The lighter voice speaks encouraging the monster to make a change, that the creature may look like a monster but doesn’t have to act like one</text:p>
        </text:list-item>
        <text:list-item>
          <text:p text:style-name="P6">Gameplay begins</text:p>
        </text:list-item>
      </text:list>
      <text:p text:style-name="P7"/>
      <text:p text:style-name="P7">Gameplay- </text:p>
      <text:list text:style-name="L2">
        <text:list-item>
          <text:p text:style-name="P8">Narrative mostly explored by player’s decisions to either perform positive or negative interactions</text:p>
        </text:list-item>
        <text:list-item>
          <text:p text:style-name="P8">This will be supported by some internal dialogue from the two personalities either in support of or against the players choices</text:p>
        </text:list-item>
        <text:list-item>
          <text:p text:style-name="P8">The reactions from both the child and parent will enforce the idea of playing a monster </text:p>
        </text:list-item>
      </text:list>
      <text:p text:style-name="P7"><text:soft-page-break/></text:p>
      <text:p text:style-name="P9">Good Ending-</text:p>
      <text:list text:style-name="L3">
        <text:list-item>
          <text:p text:style-name="P10">After fully reducing the fear meter fully the players will unlock the “good” ending</text:p>
        </text:list-item>
        <text:list-item>
          <text:p text:style-name="P10">The monster will take on a more angelic colour, though still monstrous, as the child falls asleep</text:p>
        </text:list-item>
        <text:list-item>
          <text:p text:style-name="P10">With a new found feeling of pride and the dark voice gone the monster returns to the item it had arrived in</text:p>
        </text:list-item>
        <text:list-item>
          <text:p text:style-name="P10">The good voice speaks as it re-enters <text:span text:style-name="T3">the void like space, vowing to protect the child and others like it from fear</text:span> </text:p>
        </text:list-item>
      </text:list>
      <text:p text:style-name="P9"/>
      <text:p text:style-name="P9"/>
      <text:p text:style-name="P9">Evil Ending-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0T10:03:02.706000000</meta:creation-date>
    <dc:date>2025-05-14T16:35:14.634000000</dc:date>
    <meta:editing-duration>PT8M</meta:editing-duration>
    <meta:editing-cycles>2</meta:editing-cycles>
    <meta:generator>LibreOffice/24.8.6.2$Windows_X86_64 LibreOffice_project/6d98ba145e9a8a39fc57bcc76981d1fb1316c60c</meta:generator>
    <meta:document-statistic meta:table-count="0" meta:image-count="0" meta:object-count="0" meta:page-count="2" meta:paragraph-count="24" meta:word-count="525" meta:character-count="2886" meta:non-whitespace-character-count="2395"/>
  </office:meta>
</office:document-meta>
</file>